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A0000006AEEA0CD2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8cm" svg:x="1cm" svg:y="1cm">
          <draw:image xlink:href="Pictures/100000010000006A0000006AEEA0CD2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9T20:11:28.877042119</meta:creation-date>
    <dc:date>2025-02-09T20:13:23.889309065</dc:date>
    <dc:creator>Georgios Kolliniatis</dc:creator>
    <meta:editing-duration>PT1M56S</meta:editing-duration>
    <meta:editing-cycles>1</meta:editing-cycles>
    <meta:document-statistic meta:object-count="1"/>
    <meta:generator>LibreOffice/24.2.7.2$Linux_X86_64 LibreOffice_project/420$Build-2</meta:generator>
  </office:meta>
</office:document-meta>
</file>